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7cm"/>
    </style:style>
    <style:style style:name="co2" style:family="table-column">
      <style:table-column-properties fo:break-before="auto" style:column-width="0.642cm"/>
    </style:style>
    <style:style style:name="co3" style:family="table-column">
      <style:table-column-properties fo:break-before="auto" style:column-width="1.15cm"/>
    </style:style>
    <style:style style:name="co4" style:family="table-column">
      <style:table-column-properties fo:break-before="auto" style:column-width="0.50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anada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United States of America</text:p>
          </table:table-cell>
          <table:table-cell office:value-type="string">
            <text:p>;</text:p>
          </table:table-cell>
          <table:table-cell office:value-type="string">
            <text:p>1 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exico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elize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uatemal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Honduras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icaragu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Panam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t. Vincent &amp; the Grenadine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ahama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arbado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ub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Dominic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renad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Haiti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Jamaic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olivi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razil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olombi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Ecuador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uyan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Peru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uriname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Venezuel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Paraguay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Uruguay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hile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rgentina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elgium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Ireland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France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onaco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Portugal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lta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pain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ndorra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Italy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Vatican City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ermany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ustr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Hungary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lovak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loven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Poland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lba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osnia &amp; Herzegovin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ulgar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roat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reece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Roma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erb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Kosovo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cedo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Russ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Ukraine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elarus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Latv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Eston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Lithuan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oldov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Denmark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Finland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Iceland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orway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weden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 office:value-type="string">
            <text:p>0000CC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eorgia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yprus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rmenia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ahrai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Ir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Iraq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Israel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Jord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Kuwait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Lebano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Om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Qatar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yria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Yeme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Pa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hutan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Indi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epal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ri Lank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ldives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urm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ambodi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Laos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ingapore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Thailand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Vietnam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laysia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runei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East Timor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Indonesia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ustrali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Fiji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Kiribati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icronesi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aur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Pala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amo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Tong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Tuval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Vanuat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Japan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orth Kore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ongoli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lger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orocco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Tunis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Liby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Egypt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had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udan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li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iger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enegal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ambi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uine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Liberi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Ivory Coast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han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Togo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enin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igeria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ameroon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Gabon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ongo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Democratic Republic of Congo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Ethiop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Eritre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omal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Djibouti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Ugand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Rwand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urundi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Tanzan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Keny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Angol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Botswan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Comoro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Lesotho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lawi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auritiu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Namibi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Swaziland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Zambi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>
          <table:table-cell office:value-type="string">
            <text:p>Zimbabwe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</table:table-row>
        <table:table-row table:style-name="ro1" table:number-rows-repeated="104838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is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6.11.2014</text:date>, <text:time>18:25:3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8:23:24.52</meta:creation-date>
    <dc:date>2014-11-06T18:25:37.70</dc:date>
    <meta:editing-duration>PT2M13S</meta:editing-duration>
    <meta:editing-cycles>1</meta:editing-cycles>
    <meta:document-statistic meta:table-count="3" meta:cell-count="781" meta:object-count="0"/>
    <meta:generator>OpenOffice.org/3.4.1$Win32 OpenOffice.org_project/341m1$Build-9593</meta:generator>
  </office:meta>
</office:document-meta>
</file>